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9.6665872827" calcext:value-type="float">
            <text:p>99,67</text:p>
          </table:table-cell>
          <table:table-cell table:style-name="ce3" table:formula="of:=100 - SUM([.A2:.B2])" office:value-type="float" office:value="0.333412717300007" calcext:value-type="float">
            <text:p>0,33</text:p>
          </table:table-cell>
          <table:table-cell/>
          <table:table-cell table:style-name="ce4" table:formula="of:=[.E18]+[.H18]" office:value-type="float" office:value="12555" calcext:value-type="float">
            <text:p>12555</text:p>
          </table:table-cell>
          <table:table-cell table:formula="of:=12597-[.E2]" office:value-type="float" office:value="42" calcext:value-type="float">
            <text:p>42</text:p>
          </table:table-cell>
          <table:table-cell office:value-type="float" office:value="0.0114068984985" calcext:value-type="float">
            <text:p>0,0114068985</text:p>
          </table:table-cell>
          <table:table-cell office:value-type="float" office:value="20.8632640839" calcext:value-type="float">
            <text:p>20,863264083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9.6745256807" calcext:value-type="float">
            <text:p>99,67</text:p>
          </table:table-cell>
          <table:table-cell table:style-name="ce3" table:formula="of:=100 - SUM([.A3:.B3])" office:value-type="float" office:value="0.3254743193" calcext:value-type="float">
            <text:p>0,33</text:p>
          </table:table-cell>
          <table:table-cell/>
          <table:table-cell table:style-name="ce4" table:formula="of:=[.E19]+[.H19]" office:value-type="float" office:value="12556" calcext:value-type="float">
            <text:p>12556</text:p>
          </table:table-cell>
          <table:table-cell table:formula="of:=12597-[.E3]" office:value-type="float" office:value="41" calcext:value-type="float">
            <text:p>41</text:p>
          </table:table-cell>
          <table:table-cell office:value-type="float" office:value="0.0123410224915" calcext:value-type="float">
            <text:p>0,0123410225</text:p>
          </table:table-cell>
          <table:table-cell office:value-type="float" office:value="20.6354439259" calcext:value-type="float">
            <text:p>20,6354439259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9.8174168453" calcext:value-type="float">
            <text:p>99,82</text:p>
          </table:table-cell>
          <table:table-cell table:style-name="ce3" table:formula="of:=100 - SUM([.A4:.B4])" office:value-type="float" office:value="0.182583154699998" calcext:value-type="float">
            <text:p>0,18</text:p>
          </table:table-cell>
          <table:table-cell/>
          <table:table-cell table:style-name="ce4" table:formula="of:=[.E20]+[.H20]" office:value-type="float" office:value="12574" calcext:value-type="float">
            <text:p>12574</text:p>
          </table:table-cell>
          <table:table-cell table:formula="of:=12597-[.E4]" office:value-type="float" office:value="23" calcext:value-type="float">
            <text:p>23</text:p>
          </table:table-cell>
          <table:table-cell office:value-type="float" office:value="0.0117168426514" calcext:value-type="float">
            <text:p>0,0117168427</text:p>
          </table:table-cell>
          <table:table-cell office:value-type="float" office:value="20.6669988632" calcext:value-type="float">
            <text:p>20,666998863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9.6904024768" calcext:value-type="float">
            <text:p>99,69</text:p>
          </table:table-cell>
          <table:table-cell table:style-name="ce3" table:formula="of:=100 - SUM([.A5:.B5])" office:value-type="float" office:value="0.309597523199997" calcext:value-type="float">
            <text:p>0,31</text:p>
          </table:table-cell>
          <table:table-cell/>
          <table:table-cell table:style-name="ce4" table:formula="of:=[.E21]+[.H21]" office:value-type="float" office:value="12558" calcext:value-type="float">
            <text:p>12558</text:p>
          </table:table-cell>
          <table:table-cell table:formula="of:=12597-[.E5]" office:value-type="float" office:value="39" calcext:value-type="float">
            <text:p>39</text:p>
          </table:table-cell>
          <table:table-cell office:value-type="float" office:value="0.0116150379181" calcext:value-type="float">
            <text:p>0,0116150379</text:p>
          </table:table-cell>
          <table:table-cell office:value-type="float" office:value="20.6459898949" calcext:value-type="float">
            <text:p>20,6459898949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9.6189568945" calcext:value-type="float">
            <text:p>99,62</text:p>
          </table:table-cell>
          <table:table-cell table:style-name="ce3" table:formula="of:=100 - SUM([.A6:.B6])" office:value-type="float" office:value="0.381043105499998" calcext:value-type="float">
            <text:p>0,38</text:p>
          </table:table-cell>
          <table:table-cell/>
          <table:table-cell table:style-name="ce4" table:formula="of:=[.E22]+[.H22]" office:value-type="float" office:value="12549" calcext:value-type="float">
            <text:p>12549</text:p>
          </table:table-cell>
          <table:table-cell table:formula="of:=12597-[.E6]" office:value-type="float" office:value="48" calcext:value-type="float">
            <text:p>48</text:p>
          </table:table-cell>
          <table:table-cell office:value-type="float" office:value="0.0115768909454" calcext:value-type="float">
            <text:p>0,0115768909</text:p>
          </table:table-cell>
          <table:table-cell office:value-type="float" office:value="20.6384348869" calcext:value-type="float">
            <text:p>20,6384348869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9.5475113122" calcext:value-type="float">
            <text:p>99,55</text:p>
          </table:table-cell>
          <table:table-cell table:style-name="ce3" table:formula="of:=100 - SUM([.A7:.B7])" office:value-type="float" office:value="0.452488687799999" calcext:value-type="float">
            <text:p>0,45</text:p>
          </table:table-cell>
          <table:table-cell/>
          <table:table-cell table:style-name="ce4" table:formula="of:=[.E23]+[.H23]" office:value-type="float" office:value="12540" calcext:value-type="float">
            <text:p>12540</text:p>
          </table:table-cell>
          <table:table-cell table:formula="of:=12597-[.E7]" office:value-type="float" office:value="57" calcext:value-type="float">
            <text:p>57</text:p>
          </table:table-cell>
          <table:table-cell office:value-type="float" office:value="0.0116798877716" calcext:value-type="float">
            <text:p>0,0116798878</text:p>
          </table:table-cell>
          <table:table-cell office:value-type="float" office:value="20.6640338898" calcext:value-type="float">
            <text:p>20,6640338898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9.7062792728" calcext:value-type="float">
            <text:p>99,71</text:p>
          </table:table-cell>
          <table:table-cell table:style-name="ce3" table:formula="of:=100 - SUM([.A8:.B8])" office:value-type="float" office:value="0.293720727199997" calcext:value-type="float">
            <text:p>0,29</text:p>
          </table:table-cell>
          <table:table-cell/>
          <table:table-cell table:style-name="ce4" table:formula="of:=[.E24]+[.H24]" office:value-type="float" office:value="12560" calcext:value-type="float">
            <text:p>12560</text:p>
          </table:table-cell>
          <table:table-cell table:formula="of:=12597-[.E8]" office:value-type="float" office:value="37" calcext:value-type="float">
            <text:p>37</text:p>
          </table:table-cell>
          <table:table-cell office:value-type="float" office:value="0.0114068984985" calcext:value-type="float">
            <text:p>0,0114068985</text:p>
          </table:table-cell>
          <table:table-cell office:value-type="float" office:value="20.622369051" calcext:value-type="float">
            <text:p>20,622369051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9.6904270519" calcext:value-type="float">
            <text:p>99,69</text:p>
          </table:table-cell>
          <table:table-cell table:style-name="ce3" table:formula="of:=100 - SUM([.A9:.B9])" office:value-type="float" office:value="0.309572948099998" calcext:value-type="float">
            <text:p>0,31</text:p>
          </table:table-cell>
          <table:table-cell/>
          <table:table-cell table:style-name="ce4" table:formula="of:=[.E25]+[.H25]" office:value-type="float" office:value="12558" calcext:value-type="float">
            <text:p>12558</text:p>
          </table:table-cell>
          <table:table-cell table:formula="of:=12597-[.E9]" office:value-type="float" office:value="39" calcext:value-type="float">
            <text:p>39</text:p>
          </table:table-cell>
          <table:table-cell office:value-type="float" office:value="0.0118298530579" calcext:value-type="float">
            <text:p>0,0118298531</text:p>
          </table:table-cell>
          <table:table-cell office:value-type="float" office:value="20.6046478748" calcext:value-type="float">
            <text:p>20,6046478748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9.6586759803" calcext:value-type="float">
            <text:p>99,66</text:p>
          </table:table-cell>
          <table:table-cell table:style-name="ce3" table:formula="of:=100 - SUM([.A10:.B10])" office:value-type="float" office:value="0.341324019699996" calcext:value-type="float">
            <text:p>0,34</text:p>
          </table:table-cell>
          <table:table-cell/>
          <table:table-cell table:style-name="ce4" table:formula="of:=[.E26]+[.H26]" office:value-type="float" office:value="12554" calcext:value-type="float">
            <text:p>12554</text:p>
          </table:table-cell>
          <table:table-cell table:formula="of:=12597-[.E10]" office:value-type="float" office:value="43" calcext:value-type="float">
            <text:p>43</text:p>
          </table:table-cell>
          <table:table-cell office:value-type="float" office:value="0.0116810798645" calcext:value-type="float">
            <text:p>0,0116810799</text:p>
          </table:table-cell>
          <table:table-cell office:value-type="float" office:value="20.679060936" calcext:value-type="float">
            <text:p>20,679060936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9.7142403556" calcext:value-type="float">
            <text:p>99,71</text:p>
          </table:table-cell>
          <table:table-cell table:style-name="ce3" table:formula="of:=100 - SUM([.A11:.B11])" office:value-type="float" office:value="0.285759644400002" calcext:value-type="float">
            <text:p>0,29</text:p>
          </table:table-cell>
          <table:table-cell/>
          <table:table-cell table:style-name="ce4" table:formula="of:=[.E27]+[.H27]" office:value-type="float" office:value="12561" calcext:value-type="float">
            <text:p>12561</text:p>
          </table:table-cell>
          <table:table-cell table:formula="of:=12597-[.E11]" office:value-type="float" office:value="36" calcext:value-type="float">
            <text:p>36</text:p>
          </table:table-cell>
          <table:table-cell office:value-type="float" office:value="0.0116639137268" calcext:value-type="float">
            <text:p>0,0116639137</text:p>
          </table:table-cell>
          <table:table-cell office:value-type="float" office:value="20.6161959171" calcext:value-type="float">
            <text:p>20,6161959171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7850231528" calcext:value-type="float">
            <text:p>99,6785023153</text:p>
          </table:table-cell>
          <table:table-cell table:formula="of:=AVERAGE([.C2:.C11])" office:value-type="float" office:value="0.321497684719999" calcext:value-type="float">
            <text:p>0,3214976847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56.5" calcext:value-type="float">
            <text:p>12556,5</text:p>
          </table:table-cell>
          <table:table-cell table:formula="of:=AVERAGE([.F2:.F11])" office:value-type="float" office:value="40.5" calcext:value-type="float">
            <text:p>40,5</text:p>
          </table:table-cell>
          <table:table-cell table:formula="of:=SUM([.G2:.G11])/10" office:value-type="float" office:value="0.01169183254242" calcext:value-type="float">
            <text:p>0,0116918325</text:p>
          </table:table-cell>
          <table:table-cell table:formula="of:=SUM([.H2:.H11])/10" office:value-type="float" office:value="20.66364393235" calcext:value-type="float">
            <text:p>20,6636439324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2.9" calcext:value-type="float">
            <text:p>5842,9</text:p>
          </table:table-cell>
          <table:table-cell table:formula="of:=AVERAGE([.G18:.G27])" office:value-type="float" office:value="19.8" calcext:value-type="float">
            <text:p>19,8</text:p>
          </table:table-cell>
          <table:table-cell/>
          <table:table-cell office:value-type="float" office:value="5794" calcext:value-type="float">
            <text:p>579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12597-SUM([.E18:.G18])" office:value-type="float" office:value="6761" calcext:value-type="float">
            <text:p>6761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0.7" calcext:value-type="float">
            <text:p>20,7</text:p>
          </table:table-cell>
          <table:table-cell table:formula="of:=AVERAGE([.H18:.H27])" office:value-type="float" office:value="6713.6" calcext:value-type="float">
            <text:p>6713,6</text:p>
          </table:table-cell>
          <table:table-cell/>
          <table:table-cell office:value-type="float" office:value="5832" calcext:value-type="float">
            <text:p>583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12597-SUM([.E19:.G19])" office:value-type="float" office:value="6724" calcext:value-type="float">
            <text:p>672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80" calcext:value-type="float">
            <text:p>588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12597-SUM([.E20:.G20])" office:value-type="float" office:value="6694" calcext:value-type="float">
            <text:p>669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2.9" calcext:value-type="float">
            <text:p>5842,9</text:p>
          </table:table-cell>
          <table:table-cell table:number-columns-repeated="2"/>
          <table:table-cell office:value-type="float" office:value="5827" calcext:value-type="float">
            <text:p>582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12597-SUM([.E21:.G21])" office:value-type="float" office:value="6731" calcext:value-type="float">
            <text:p>6731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0.7" calcext:value-type="float">
            <text:p>20,7</text:p>
          </table:table-cell>
          <table:table-cell table:number-columns-repeated="2"/>
          <table:table-cell office:value-type="float" office:value="5852" calcext:value-type="float">
            <text:p>585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formula="of:=12597-SUM([.E22:.G22])" office:value-type="float" office:value="6697" calcext:value-type="float">
            <text:p>6697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.8" calcext:value-type="float">
            <text:p>19,8</text:p>
          </table:table-cell>
          <table:table-cell table:number-columns-repeated="2"/>
          <table:table-cell office:value-type="float" office:value="5823" calcext:value-type="float">
            <text:p>58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formula="of:=12597-SUM([.E23:.G23])" office:value-type="float" office:value="6717" calcext:value-type="float">
            <text:p>6717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3.6" calcext:value-type="float">
            <text:p>6713,6</text:p>
          </table:table-cell>
          <table:table-cell table:number-columns-repeated="2"/>
          <table:table-cell office:value-type="float" office:value="5889" calcext:value-type="float">
            <text:p>588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12597-SUM([.E24:.G24])" office:value-type="float" office:value="6671" calcext:value-type="float">
            <text:p>6671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63" calcext:value-type="float">
            <text:p>576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formula="of:=12597-SUM([.E25:.G25])" office:value-type="float" office:value="6795" calcext:value-type="float">
            <text:p>679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6" calcext:value-type="float">
            <text:p>584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12597-SUM([.E26:.G26])" office:value-type="float" office:value="6708" calcext:value-type="float">
            <text:p>6708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23" calcext:value-type="float">
            <text:p>592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12597-SUM([.E27:.G27])" office:value-type="float" office:value="6638" calcext:value-type="float">
            <text:p>6638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784948797333" calcext:value-type="float">
            <text:p>0,9967849488</text:p>
          </table:table-cell>
          <table:table-cell table:number-columns-repeated="2"/>
          <table:table-cell table:formula="of:=SUM([.E18:.E27])/10" office:value-type="float" office:value="5842.9" calcext:value-type="float">
            <text:p>5842,9</text:p>
          </table:table-cell>
          <table:table-cell table:formula="of:=SUM([.F18:.F27])/10" office:value-type="float" office:value="20.7" calcext:value-type="float">
            <text:p>20,7</text:p>
          </table:table-cell>
          <table:table-cell table:formula="of:=SUM([.G18:.G27])/10" office:value-type="float" office:value="19.8" calcext:value-type="float">
            <text:p>19,8</text:p>
          </table:table-cell>
          <table:table-cell table:formula="of:=SUM([.H18:.H27])/10" office:value-type="float" office:value="6713.6" calcext:value-type="float">
            <text:p>6713,6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2150512026673" calcext:value-type="float">
            <text:p>0,00321505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622716495812" calcext:value-type="float">
            <text:p>0,99662271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6926183864693" calcext:value-type="float">
            <text:p>0,996926183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6:38:13.916389866</meta:creation-date>
    <dc:date>2018-01-18T16:40:08.491850947</dc:date>
    <meta:editing-duration>PT1M56S</meta:editing-duration>
    <meta:editing-cycles>2</meta:editing-cycles>
    <meta:generator>LibreOffice/5.1.6.2$Linux_X86_64 LibreOffice_project/10m0$Build-2</meta:generator>
    <meta:document-statistic meta:table-count="1" meta:cell-count="167" meta:object-count="0"/>
  </office:meta>
</office:document-meta>
</file>